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weight="bold" style:font-weight-asian="bold" style:font-weight-complex="bold" fo:background-color="#00FF00"/>
    </style:style>
    <style:style style:name="P2" style:parent-style-name="Normal" style:family="paragraph">
      <style:text-properties fo:background-color="#00FF00"/>
    </style:style>
    <style:style style:name="P3" style:parent-style-name="Normal" style:family="paragraph">
      <style:text-properties fo:background-color="#00FF00"/>
    </style:style>
    <style:style style:name="P4" style:parent-style-name="Normal" style:family="paragraph">
      <style:text-properties fo:font-weight="bold" style:font-weight-asian="bold" style:font-weight-complex="bold" fo:background-color="#FFFF00"/>
    </style:style>
    <style:style style:name="T5" style:parent-style-name="Policepardéfaut" style:family="text">
      <style:text-properties fo:background-color="#FFFF00"/>
    </style:style>
    <style:style style:name="T6" style:parent-style-name="Policepardéfaut" style:family="text">
      <style:text-properties fo:background-color="#FFFF00"/>
    </style:style>
    <style:style style:name="T7" style:parent-style-name="Policepardéfaut" style:family="text">
      <style:text-properties fo:background-color="#FFFF00"/>
    </style:style>
    <style:style style:name="P8" style:parent-style-name="Normal" style:family="paragraph">
      <style:text-properties fo:font-weight="bold" style:font-weight-asian="bold" style:font-weight-complex="bold" fo:background-color="#00FF00"/>
    </style:style>
    <style:style style:name="P9" style:parent-style-name="Normal" style:family="paragraph">
      <style:text-properties fo:background-color="#00FF00"/>
    </style:style>
    <style:style style:name="T10" style:parent-style-name="Policepardéfaut" style:family="text">
      <style:text-properties fo:background-color="#00FF00"/>
    </style:style>
    <style:style style:name="T11" style:parent-style-name="Policepardéfaut" style:family="text">
      <style:text-properties fo:background-color="#00FF00"/>
    </style:style>
    <style:style style:name="T12" style:parent-style-name="Policepardéfaut" style:family="text">
      <style:text-properties fo:background-color="#00FF00"/>
    </style:style>
    <style:style style:name="T13" style:parent-style-name="Policepardéfaut" style:family="text">
      <style:text-properties fo:background-color="#00FF00"/>
    </style:style>
    <style:style style:name="T14" style:parent-style-name="Policepardéfaut" style:family="text">
      <style:text-properties fo:background-color="#00FF00"/>
    </style:style>
    <style:style style:name="T15" style:parent-style-name="Policepardéfaut" style:family="text">
      <style:text-properties fo:font-size="8pt" style:font-size-asian="8pt" style:font-size-complex="8pt" fo:background-color="#00FF00"/>
    </style:style>
    <style:style style:name="P16" style:parent-style-name="Normal" style:family="paragraph">
      <style:text-properties fo:font-weight="bold" style:font-weight-asian="bold" style:font-weight-complex="bold" fo:background-color="#FFFF00"/>
    </style:style>
    <style:style style:name="T17" style:parent-style-name="Policepardéfaut" style:family="text">
      <style:text-properties fo:background-color="#FFFF00"/>
    </style:style>
    <style:style style:name="T18" style:parent-style-name="Policepardéfaut" style:family="text">
      <style:text-properties fo:background-color="#FFFF00"/>
    </style:style>
    <style:style style:name="T19" style:parent-style-name="Policepardéfaut" style:family="text">
      <style:text-properties fo:background-color="#FFFF00"/>
    </style:style>
    <style:style style:name="P20" style:parent-style-name="Normal" style:family="paragraph">
      <style:text-properties fo:font-weight="bold" style:font-weight-asian="bold" style:font-weight-complex="bold" fo:background-color="#00FF00"/>
    </style:style>
    <style:style style:name="P21" style:parent-style-name="Normal" style:family="paragraph">
      <style:text-properties fo:background-color="#00FF00"/>
    </style:style>
    <style:style style:name="P22" style:parent-style-name="Normal" style:family="paragraph">
      <style:text-properties fo:background-color="#00FF00"/>
    </style:style>
    <style:style style:name="P23" style:parent-style-name="Normal" style:family="paragraph">
      <style:text-properties fo:background-color="#00FF00"/>
    </style:style>
    <style:style style:name="P24" style:parent-style-name="Normal" style:family="paragraph">
      <style:text-properties fo:background-color="#00FF00"/>
    </style:style>
    <style:style style:name="T25" style:parent-style-name="Policepardéfaut" style:family="text">
      <style:text-properties fo:background-color="#00FF00"/>
    </style:style>
    <style:style style:name="P26" style:parent-style-name="Normal" style:family="paragraph">
      <style:text-properties fo:font-weight="bold" style:font-weight-asian="bold" style:font-weight-complex="bold" fo:background-color="#FFFF00"/>
    </style:style>
    <style:style style:name="T27" style:parent-style-name="Policepardéfaut" style:family="text">
      <style:text-properties fo:background-color="#FFFF00"/>
    </style:style>
    <style:style style:name="T28" style:parent-style-name="Policepardéfaut" style:family="text">
      <style:text-properties fo:background-color="#FFFF00"/>
    </style:style>
    <style:style style:name="T29" style:parent-style-name="Policepardéfaut" style:family="text">
      <style:text-properties fo:background-color="#FFFF00"/>
    </style:style>
    <style:style style:name="T30" style:parent-style-name="Policepardéfaut" style:family="text">
      <style:text-properties fo:background-color="#FFFF00"/>
    </style:style>
    <style:style style:name="T31" style:parent-style-name="Policepardéfaut" style:family="text">
      <style:text-properties fo:background-color="#FFFF00"/>
    </style:style>
    <style:style style:name="P32" style:parent-style-name="Normal" style:family="paragraph">
      <style:text-properties fo:font-weight="bold" style:font-weight-asian="bold" style:font-weight-complex="bold" fo:background-color="#FFFF00"/>
    </style:style>
    <style:style style:name="P33" style:parent-style-name="Normal" style:family="paragraph">
      <style:text-properties fo:background-color="#FFFF00"/>
    </style:style>
    <style:style style:name="P34" style:parent-style-name="Normal" style:family="paragraph">
      <style:text-properties fo:background-color="#FFFF00"/>
    </style:style>
    <style:style style:name="P35" style:parent-style-name="Normal" style:family="paragraph">
      <style:text-properties fo:background-color="#FFFF00"/>
    </style:style>
    <style:style style:name="T36" style:parent-style-name="Policepardéfaut" style:family="text">
      <style:text-properties fo:background-color="#FFFF00"/>
    </style:style>
  </office:automatic-styles>
  <office:body>
    <office:text text:use-soft-page-breaks="true">
      <text:p text:style-name="P1">INTRO</text:p>
      <text:p text:style-name="P2">Bonjour, nous allons vous présenter l’application que nous avons eu à faire pour le projet, qui est principalement basée sur le traitement des images de type PNG ou JPEG.<text:s/></text:p>
      <text:p text:style-name="P3">Cette application a pour but d’extraire les<text:s/>métadonnées d’une image, c’est-à-dire les informations associées à une image et ensuite permettre à l’utilisateur de cacher un message dans une image et de l’extraire s’il le souhaite.</text:p>
      <text:p text:style-name="Normal"/>
      <text:p text:style-name="P4">REPARTITION DES TACHES</text:p>
      <text:p text:style-name="Normal"><text:span text:style-name="T5">Concernant la répartition des taches au sein de</text:span><text:span text:style-name="T6"><text:s/>l’équipe, mon camarade s’est occupé de l’exploration d’un répertoire, moi je me suis occupé de l’affichage des métadonnées puis on a travaillé ensemble sur la partie stéganographie, notamment sur une méthode qu’on a utilisée, qu’on vous expliquera après p</text:span><text:span text:style-name="T7">our dissimuler un message dans une image et pour extraire le contenu qui a été cacher par l’utilisateur.</text:span></text:p>
      <text:p text:style-name="Normal"/>
      <text:p text:style-name="P8">EXPLORATION D’UN DOSSIER</text:p>
      <text:p text:style-name="P9">Pour la partie exploration d’un répertoire, lorsque l’utilisateur entre -d en mode console ou appuie sur le bouton pour choisir un dossier en mode graphique, notre application va d’abord prendre le chemin de ce qu’il a choisi et va analyser si c’est un dossier ou un fichier, à l’aide de la classe File.<text:s/></text:p>
      <text:p text:style-name="Normal"><text:span text:style-name="T10">Dans le cas où c’est un dossier, l’application va analyser chaque fichier co</text:span><text:span text:style-name="T11">ntenu dans ce dossier. Et parmi ces fichiers, ceux terminant par .PNG ou .JPEG seront stockés dans une arraylist. C’est cette arraylist qui sera affichée à la fin puis l’opération sera répétée à chaque fois que le programme rencontrera un dossier.<text:s/></text:span><text:span text:style-name="T12"><text:line-break/></text:span><text:span text:style-name="T13">Dans le</text:span><text:span text:style-name="T14"><text:s/>cas contraire notre application renverra un message d’erreur<text:s/></text:span><text:span text:style-name="T15">(si la arraylist est vide ou si le dossier n’existe pas)</text:span></text:p>
      <text:p text:style-name="Normal"/>
      <text:p text:style-name="P16">METADONNEES</text:p>
      <text:p text:style-name="Normal"><text:span text:style-name="T17">Ensuite en ce qui concerne l’affichage des métadonnées, vu qu’il n’existe pas de classe en java qui permet de récupérer des<text:s/></text:span><text:span text:style-name="T18">informations à partir d’une image, on a décidé d’utiliser une bibliothèque externe qui s’appelle metadata extractor. <text:s/>Cette bibliothèque regroupe une variété de classe et parmi eux on a notamment la classe Directory qui posséde plusieurs méthodes comme get</text:span><text:span text:style-name="T19">Directories() pour récupérer les informations qu’on veut ou encore la classe ImageMetadataReader qui permet d’obtenir les métadonnée de n’importe qu’elle formats de fichier.</text:span></text:p>
      <text:p text:style-name="Normal"/>
      <text:p text:style-name="Normal"/>
      <text:p text:style-name="Normal"/>
      <text:p text:style-name="Normal"/>
      <text:p text:style-name="Normal"/>
      <text:p text:style-name="Normal"/>
      <text:p text:style-name="Normal"/>
      <text:soft-page-break/>
      <text:p text:style-name="P20">ENCODER</text:p>
      <text:p text:style-name="P21">En ce qui concerne la partie d’encodage, nous avons utilisé la<text:s/>technique de bits de poids faible (LSB).</text:p>
      <text:p text:style-name="P22">Notre application ne supporte que les fichiers de type .png pour encoder.<text:line-break/>Cette partie consiste à dissimuler un message secret dans un fichier image.</text:p>
      <text:p text:style-name="P23">L’utilisateur devra taper un message ou un texte qui sera pris en<text:s/>entré et après avoir extraits chacun de ses caractères, on les converti binaire.<text:s/></text:p>
      <text:p text:style-name="P24">Maintenant, chaque bit sera encodé dans les bits de poids faible des pixels.<text:line-break/>Ce message traduit en binaire sera ensuite dissimulé dans le fichier image qu'on prendra à l'aide méthode ImageIO.read( ).</text:p>
      <text:p text:style-name="Normal"><text:span text:style-name="T25">L'image contenant le message est ainsi générée et enregistré au même endroit que l'image originale.</text:span></text:p>
      <text:p text:style-name="Normal"/>
      <text:p text:style-name="P26">DECODER</text:p>
      <text:p text:style-name="Normal"><text:span text:style-name="T27">Ensuite pour la partie de décoder, on la fait en 2 temps d’abord on extrait la séquence d’octet de l’image qui a était g</text:span><text:span text:style-name="T28">énéré précédemment, pour ce faire on parcourt chaque pixel de l’image via la classe Color et pour chaque pixel parcouru, on extrait la séquence d’octets en construisant une chaine de caractère via la classe StringBuilder puis dans un second temp cette séqu</text:span><text:span text:style-name="T29">ence d’octets sera<text:s/></text:span><text:span text:style-name="T30">convertie</text:span><text:span text:style-name="T31"><text:s/>en message et ça sera ce message qui sera afficher à l’écran.</text:span></text:p>
      <text:p text:style-name="P32">Conclusion</text:p>
      <text:p text:style-name="P33">En conclusion, notre application est capable de traiter toutes les images de type .png ou .jpeg.<text:line-break/>Malgré nos efforts, nous n’avons pas terminer notre<text:s/>application à 100% comme prévu. Et cela présente des inconvénients :</text:p>
      <text:p text:style-name="P34">Comme le fait d’afficher les métadonnées sous plusieurs formats au lieu d’afficher uniquement sous le format EXIF ou encore le fait qu’on n’ait pas bien assurer la gestion des erreurs comme lorsque l’ut­ilisateur il souhaite décoder une image qui n’a pas été encoder auparavant.</text:p>
      <text:p text:style-name="P35"/>
      <text:p text:style-name="Normal"><text:span text:style-name="T36">Merci.</text:span></text:p>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विग्नेश दामोदर</meta:initial-creator>
    <dc:creator>विग्नेश दामोदर</dc:creator>
    <meta:creation-date>2022-01-02T11:30:00Z</meta:creation-date>
    <dc:date>2022-01-04T08:33:00Z</dc:date>
    <meta:template xlink:href="Normal" xlink:type="simple"/>
    <meta:editing-cycles>39</meta:editing-cycles>
    <meta:editing-duration>PT17820S</meta:editing-duration>
    <meta:document-statistic meta:page-count="2" meta:paragraph-count="7" meta:word-count="600" meta:character-count="3895" meta:row-count="27" meta:non-whitespace-character-count="3302"/>
  </office:meta>
</office:document-meta>
</file>